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2.89cm"/>
    </style:style>
    <style:style style:name="co9" style:family="table-column">
      <style:table-column-properties fo:break-before="auto" style:column-width="6.6cm"/>
    </style:style>
    <style:style style:name="co10" style:family="table-column">
      <style:table-column-properties fo:break-before="auto" style:column-width="2.051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7d1d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ushra (6)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M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fz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ulv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e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rof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lou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u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is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A7P_1C_DN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I2P_3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P_P1</text:p>
          </table:table-cell>
          <table:table-cell office:value-type="string" calcext:value-type="string">
            <text:p>AC3P_1C_DN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R1P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C3P_1C_DN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AA7P_1C_DN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P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R1P_1C_DN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I2P_3C_DN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P_P3</text:p>
          </table:table-cell>
          <table:table-cell table:style-name="ce3" office:value-type="string" calcext:value-type="string">
            <text:p>AA7P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C3S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I2S_3C_DN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office:value-type="string" calcext:value-type="string">
            <text:p>S_P1</text:p>
          </table:table-cell>
          <table:table-cell office:value-type="string" calcext:value-type="string">
            <text:p>AA7S_1C_D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reference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A7S_1C_DN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R1S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2" office:value-type="string" calcext:value-type="string">
            <text:p>S_P2</text:p>
          </table:table-cell>
          <table:table-cell table:style-name="ce2" office:value-type="string" calcext:value-type="string">
            <text:p>AC3S_1C_DN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A7S_1C_DN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R1S_1C_D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AI2S_3C_DN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umna</text:p>
          </table:table-cell>
          <table:table-cell table:style-name="ce3" office:value-type="string" calcext:value-type="string">
            <text:p>S_P3</text:p>
          </table:table-cell>
          <table:table-cell table:style-name="ce3" office:value-type="string" calcext:value-type="string">
            <text:p>referenc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'mushra (6)'.A1:'mushra (6)'.D3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3T14:31:02.533778600</dc:date>
    <meta:editing-duration>PT26M59S</meta:editing-duration>
    <meta:editing-cycles>3</meta:editing-cycles>
    <meta:generator>LibreOffice/25.8.4.2$Windows_X86_64 LibreOffice_project/290daaa01b999472f0c7a3890eb6a550fd74c6df</meta:generator>
    <meta:document-statistic meta:table-count="1" meta:cell-count="1344" meta:object-count="0"/>
  </office:meta>
</office:document-meta>
</file>